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35cee" officeooo:paragraph-rsid="00035cee"/>
    </style:style>
    <style:style style:name="P2" style:family="paragraph" style:parent-style-name="Standard">
      <style:text-properties style:font-name="Times New Roman" officeooo:rsid="0004c72d" officeooo:paragraph-rsid="0004c72d"/>
    </style:style>
    <style:style style:name="P3" style:family="paragraph" style:parent-style-name="Standard">
      <style:text-properties style:font-name="Times New Roman" officeooo:rsid="00066655" officeooo:paragraph-rsid="00066655"/>
    </style:style>
    <style:style style:name="P4" style:family="paragraph" style:parent-style-name="Standard" style:list-style-name="L1">
      <style:text-properties style:font-name="Times New Roman" officeooo:rsid="0004c72d" officeooo:paragraph-rsid="0004c72d"/>
    </style:style>
    <style:style style:name="P5" style:family="paragraph" style:parent-style-name="Standard" style:list-style-name="L1">
      <style:text-properties style:font-name="Times New Roman" officeooo:rsid="002c465f" officeooo:paragraph-rsid="002c465f"/>
    </style:style>
    <style:style style:name="P6" style:family="paragraph" style:parent-style-name="Standard" style:list-style-name="L1">
      <style:text-properties style:font-name="Times New Roman" officeooo:rsid="00066655" officeooo:paragraph-rsid="00066655"/>
    </style:style>
    <style:style style:name="P7" style:family="paragraph" style:parent-style-name="Standard">
      <style:text-properties style:font-name="Times New Roman" fo:font-size="11pt" fo:font-style="italic" officeooo:rsid="00260e91" officeooo:paragraph-rsid="00260e91" style:font-size-asian="11pt" style:font-style-asian="italic" style:font-size-complex="11pt" style:font-style-complex="italic"/>
    </style:style>
    <style:style style:name="P8" style:family="paragraph" style:parent-style-name="Standard" style:list-style-name="L1">
      <style:text-properties style:font-name="Times New Roman" officeooo:rsid="003110d9" officeooo:paragraph-rsid="003110d9"/>
    </style:style>
    <style:style style:name="T1" style:family="text">
      <style:text-properties officeooo:rsid="000d5c5a"/>
    </style:style>
    <style:style style:name="T2" style:family="text">
      <style:text-properties officeooo:rsid="002387bc"/>
    </style:style>
    <style:style style:name="T3" style:family="text">
      <style:text-properties officeooo:rsid="002c465f"/>
    </style:style>
    <style:style style:name="T4" style:family="text">
      <style:text-properties officeooo:rsid="002dcea4"/>
    </style:style>
    <style:style style:name="T5" style:family="text">
      <style:text-properties officeooo:rsid="002fe51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computer Design</text:p>
      <text:p text:style-name="P1"/>
      <text:p text:style-name="P1">Chandler Griscom</text:p>
      <text:p text:style-name="P1"/>
      <text:p text:style-name="P1"><text:span text:style-name="T5">01Mar</text:span>2016</text:p>
      <text:p text:style-name="P1"/>
      <text:p text:style-name="P1">Design Report #<text:span text:style-name="T5">7</text:span></text:p>
      <text:p text:style-name="P1"/>
      <text:p text:style-name="P1"/>
      <text:p text:style-name="P1"/>
      <text:list xml:id="list8697955118206848681" text:style-name="L1">
        <text:list-item>
          <text:p text:style-name="P4">Time – <text:span text:style-name="T1"><text:s/>3 Hours total</text:span></text:p>
        </text:list-item>
      </text:list>
      <text:p text:style-name="P2"/>
      <text:list xml:id="list133209027733670" text:continue-numbering="true" text:style-name="L1">
        <text:list-item>
          <text:p text:style-name="P4">Accomplishments</text:p>
          <text:list>
            <text:list-item>
              <text:p text:style-name="P8">Helped Colin with DUART and Brian with soldering</text:p>
            </text:list-item>
            <text:list-item>
              <text:p text:style-name="P8">Planned out some details related to flash S record storage</text:p>
            </text:list-item>
            <text:list-item>
              <text:p text:style-name="P8">I did not finish much else due to tests and projects in CS classes</text:p>
            </text:list-item>
          </text:list>
        </text:list-item>
      </text:list>
      <text:p text:style-name="P2"/>
      <text:list xml:id="list133209667139194" text:continue-numbering="true" text:style-name="L1">
        <text:list-item>
          <text:p text:style-name="P4">Planned Work</text:p>
          <text:list>
            <text:list-item>
              <text:p text:style-name="P5">Finish monitor program</text:p>
            </text:list-item>
            <text:list-item>
              <text:p text:style-name="P5">Change S <text:span text:style-name="T4">r</text:span>ecord code to <text:span text:style-name="T4">permanently </text:span>upload programs to flash</text:p>
            </text:list-item>
          </text:list>
        </text:list-item>
      </text:list>
      <text:p text:style-name="P3"/>
      <text:list xml:id="list133208704737378" text:continue-numbering="true" text:style-name="L1">
        <text:list-item>
          <text:p text:style-name="P6">Project Completion</text:p>
          <text:list>
            <text:list-item>
              <text:p text:style-name="P6">Hardware: <text:span text:style-name="T2">100</text:span>%</text:p>
            </text:list-item>
            <text:list-item>
              <text:p text:style-name="P6">Software: <text:span text:style-name="T3">80</text:span>%</text:p>
            </text:list-item>
          </text:list>
        </text:list-item>
      </text:list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28:34.751209875</meta:creation-date>
    <dc:date>2017-03-01T13:32:08.052536678</dc:date>
    <meta:editing-duration>PT40M14S</meta:editing-duration>
    <meta:editing-cycles>43</meta:editing-cycles>
    <meta:generator>LibreOffice/5.0.5.2$Linux_X86_64 LibreOffice_project/00m0$Build-2</meta:generator>
    <meta:document-statistic meta:table-count="0" meta:image-count="0" meta:object-count="0" meta:page-count="1" meta:paragraph-count="15" meta:word-count="77" meta:character-count="434" meta:non-whitespace-character-count="381"/>
  </office:meta>
</office:document-meta>
</file>